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cterEditor.setAsUnicod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cterEditor.CharacterEditor( boolean allowEmp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Editor.isUnicodeCharacterSequence( String seque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Editor.setAsText( @ Nullable String 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haracterEdito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